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40000023301ACB1BC747A00BE.png" manifest:media-type="image/png"/>
  <manifest:file-entry manifest:full-path="Pictures/10000000000003BC000002313B2185687067643B.png" manifest:media-type="image/png"/>
  <manifest:file-entry manifest:full-path="Pictures/10000000000005230000009C71B480A7A0568914.png" manifest:media-type="image/png"/>
  <manifest:file-entry manifest:full-path="Pictures/100000000000050A000000B3A5FAA2DC24163B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7fa5" officeooo:paragraph-rsid="000a7fa5"/>
    </style:style>
    <style:style style:name="P2" style:family="paragraph" style:parent-style-name="Standard">
      <style:text-properties officeooo:rsid="000a7fa5" officeooo:paragraph-rsid="000a7f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4e75_02</text:p>
      <text:p text:style-name="P1">2</text:p>
      <text:p text:style-name="P1"><draw:frame draw:style-name="fr1" draw:name="Figura1" text:anchor-type="paragraph" svg:width="17cm" svg:height="9.927cm" draw:z-index="0"><draw:image xlink:href="Pictures/10000000000003C40000023301ACB1BC747A00BE.png" xlink:type="simple" xlink:show="embed" xlink:actuate="onLoad"/></draw:frame></text:p>
      <text:p text:style-name="P1"><draw:frame draw:style-name="fr1" draw:name="Figura3" text:anchor-type="paragraph" svg:width="17cm" svg:height="9.975cm" draw:z-index="2"><draw:image xlink:href="Pictures/10000000000003BC000002313B2185687067643B.png" xlink:type="simple" xlink:show="embed" xlink:actuate="onLoad"/></draw:frame></text:p>
      <text:p text:style-name="P1"/>
      <text:p text:style-name="P1"><draw:frame draw:style-name="fr1" draw:name="Figura4" text:anchor-type="paragraph" svg:width="17cm" svg:height="2.016cm" draw:z-index="3"><draw:image xlink:href="Pictures/10000000000005230000009C71B480A7A0568914.png" xlink:type="simple" xlink:show="embed" xlink:actuate="onLoad"/></draw:frame></text:p>
      <text:p text:style-name="P1"/>
      <text:p text:style-name="P1"><text:soft-page-break/></text:p>
      <text:p text:style-name="P1"><draw:frame draw:style-name="fr1" draw:name="Figura5" text:anchor-type="paragraph" svg:width="17cm" svg:height="2.358cm" draw:z-index="4"><draw:image xlink:href="Pictures/100000000000050A000000B3A5FAA2DC24163B1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paragraph" svg:width="17cm" svg:height="2.016cm" draw:z-index="1"><draw:image xlink:href="Pictures/10000000000005230000009C71B480A7A05689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6:06:27.479000000</meta:creation-date>
    <dc:date>2018-04-06T16:37:34.264000000</dc:date>
    <meta:editing-duration>PT29M8S</meta:editing-duration>
    <meta:editing-cycles>3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2" meta:word-count="2" meta:character-count="9" meta:non-whitespace-character-count="9"/>
  </office:meta>
</office:document-meta>
</file>